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text-indent="0cm" style:auto-text-indent="false"/>
    </style:style>
    <style:style style:name="T1" style:family="text">
      <style:text-properties style:use-window-font-color="true" loext:opacity="0%" style:font-name="Calibri" fo:font-size="18pt" fo:letter-spacing="normal" fo:background-color="transparent" loext:char-shading-value="0" style:font-name-asian="Calibri1" style:font-size-asian="18pt" style:font-name-complex="Calibri1"/>
    </style:style>
    <style:style style:name="T2" style:family="text">
      <style:text-properties style:use-window-font-color="true" loext:opacity="0%" style:font-name="Calibri" fo:font-size="16pt" fo:letter-spacing="normal" fo:background-color="transparent" loext:char-shading-value="0" style:font-name-asian="Calibri1" style:font-size-asian="16pt" style:font-name-complex="Calibri1"/>
    </style:style>
    <style:style style:name="T3" style:family="text">
      <style:text-properties style:use-window-font-color="true" loext:opacity="0%" style:font-name="Calibri" fo:font-size="14pt" fo:letter-spacing="normal" fo:background-color="transparent" loext:char-shading-value="0" style:font-name-asian="Calibri1" style:font-size-asian="14pt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gallanes Suyai Camada8 Introduccion a la informatica </text:span></text:p>
      <text:p text:style-name="P1"><text:span text:style-name="T1">primer entrega de la mochila </text:span></text:p>
      <text:p text:style-name="P1"><text:span text:style-name="T2">1- ¿Quien creo el sistema de control de version git?</text:span></text:p>
      <text:p text:style-name="P1"><text:span text:style-name="T3">github fue creado por linos torvalds en 2005, fue creado principalmente para el desarrollo del kernel de linux</text:span></text:p>
      <text:p text:style-name="P1"><text:span text:style-name="T3">2- ¿a quien le pertenece actualmente linux y por que? </text:span></text:p>
      <text:p text:style-name="P1"><text:span text:style-name="T3">microsoft llego a un acuerdo para poder adquirir github bajo el precio de 7.500 millones de dolares.Se estima que cerrara dicha compra a fines de año.</text:span></text:p>
      <text:p text:style-name="P1"><text:span text:style-name="T3">3- ¿ hay otra forma que no sea laterminal para trabajar con github? </text:span></text:p>
      <text:p text:style-name="P1"><text:span text:style-name="T3">Si, pero la terminal es mas usada por la agilidad que esta posee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0" meta:image-count="0" meta:object-count="0" meta:page-count="1" meta:paragraph-count="8" meta:word-count="102" meta:character-count="584" meta:non-whitespace-character-count="485"/>
    <meta:generator>LibreOffice/7.2.4.1$Windows_X86_64 LibreOffice_project/27d75539669ac387bb498e35313b970b7fe9c4f9</meta:generator>
  </office:meta>
</office:document-meta>
</file>